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3cm" fo:min-width="1.24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NA-subtitle">
      <style:graphic-properties draw:fill-color="#ffffff" fo:min-height="1.2cm"/>
    </style:style>
    <style:style style:name="pr2" style:family="presentation" style:parent-style-name="DNA-subtitle">
      <style:graphic-properties draw:fill-color="#ffffff" fo:min-height="0.8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5pt" style:font-size-asian="24pt" style:font-size-complex="24pt"/>
    </style:style>
    <style:style style:name="P5" style:family="paragraph">
      <loext:graphic-properties draw:fill-color="#ffffff"/>
      <style:text-properties fo:font-size="15pt" style:font-size-asian="24pt" style:font-size-complex="24pt"/>
    </style:style>
    <style:style style:name="P6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5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xml:id="id9" draw:id="id9" draw:layer="layout" svg:width="2.472cm" svg:height="2.234cm" svg:x="1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2cm" svg:y="7.434cm">
          <draw:text-box>
            <text:p><text:span text:style-name="T1">S0</text:span></text:p>
          </draw:text-box>
        </draw:frame>
        <draw:custom-shape draw:style-name="gr1" draw:text-style-name="P1" xml:id="id1" draw:id="id1" draw:layer="layout" svg:width="2.472cm" svg:height="2.234cm" svg:x="13.6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4cm" svg:y="0.634cm">
          <draw:text-box>
            <text:p><text:span text:style-name="T1">S1</text:span></text:p>
          </draw:text-box>
        </draw:frame>
        <draw:frame presentation:style-name="pr1" draw:text-style-name="P2" draw:layer="layout" svg:width="1.728cm" svg:height="1.2cm" svg:x="12.001cm" svg:y="7.435cm">
          <draw:text-box>
            <text:p><text:span text:style-name="T1">S</text:span><text:span text:style-name="T1">0</text:span></text:p>
          </draw:text-box>
        </draw:frame>
        <draw:custom-shape draw:style-name="gr1" draw:text-style-name="P1" xml:id="id8" draw:id="id8" draw:layer="layout" svg:width="2.472cm" svg:height="2.234cm" svg:x="13.6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4cm" svg:y="14.135cm">
          <draw:text-box>
            <text:p><text:span text:style-name="T1">S8</text:span></text:p>
          </draw:text-box>
        </draw:frame>
        <draw:custom-shape draw:style-name="gr1" draw:text-style-name="P1" xml:id="id2" draw:id="id2" draw:layer="layout" svg:width="2.472cm" svg:height="2.234cm" svg:x="16.12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6.528cm" svg:y="2.434cm">
          <draw:text-box>
            <text:p><text:span text:style-name="T1">S2</text:span></text:p>
          </draw:text-box>
        </draw:frame>
        <draw:custom-shape draw:style-name="gr1" draw:text-style-name="P1" xml:id="id7" draw:id="id7" draw:layer="layout" svg:width="2.472cm" svg:height="2.234cm" svg:x="16.128cm" svg:y="11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6.528cm" svg:y="12.435cm">
          <draw:text-box>
            <text:p><text:span text:style-name="T1">S7</text:span></text:p>
          </draw:text-box>
        </draw:frame>
        <draw:custom-shape draw:style-name="gr1" draw:text-style-name="P1" xml:id="id3" draw:id="id3" draw:layer="layout" svg:width="2.472cm" svg:height="2.234cm" svg:x="18.629cm" svg:y="3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9.029cm" svg:y="4.235cm">
          <draw:text-box>
            <text:p><text:span text:style-name="T1">S</text:span><text:span text:style-name="T1">3</text:span></text:p>
          </draw:text-box>
        </draw:frame>
        <draw:custom-shape draw:style-name="gr1" draw:text-style-name="P1" xml:id="id6" draw:id="id6" draw:layer="layout" svg:width="2.472cm" svg:height="2.234cm" svg:x="18.629cm" svg:y="10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9.029cm" svg:y="10.636cm">
          <draw:text-box>
            <text:p><text:span text:style-name="T1">S6</text:span></text:p>
          </draw:text-box>
        </draw:frame>
        <draw:custom-shape draw:style-name="gr1" draw:text-style-name="P1" xml:id="id4" draw:id="id4" draw:layer="layout" svg:width="2.472cm" svg:height="2.234cm" svg:x="20.629cm" svg:y="5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21.029cm" svg:y="6.236cm">
          <draw:text-box>
            <text:p><text:span text:style-name="T1">S4</text:span></text:p>
          </draw:text-box>
        </draw:frame>
        <draw:custom-shape draw:style-name="gr1" draw:text-style-name="P1" xml:id="id5" draw:id="id5" draw:layer="layout" svg:width="2.472cm" svg:height="2.234cm" svg:x="20.629cm" svg:y="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21.029cm" svg:y="8.637cm">
          <draw:text-box>
            <text:p><text:span text:style-name="T1">S</text:span><text:span text:style-name="T1">5</text:span></text:p>
          </draw:text-box>
        </draw:frame>
        <draw:connector draw:style-name="gr2" draw:text-style-name="P3" draw:layer="layout" draw:type="curve" svg:x1="16.072cm" svg:y1="1.117cm" svg:x2="17.364cm" svg:y2="1.8cm" draw:start-shape="id1" draw:start-glue-point="10" draw:end-shape="id2" draw:end-glue-point="4" svg:d="M16072 1117c862 0 1292 227 1292 683" svg:viewBox="0 0 1293 684">
          <text:p/>
        </draw:connector>
        <draw:connector draw:style-name="gr2" draw:text-style-name="P3" draw:layer="layout" draw:type="curve" svg:x1="18.6cm" svg:y1="2.917cm" svg:x2="19.865cm" svg:y2="3.601cm" draw:start-shape="id2" draw:start-glue-point="10" draw:end-shape="id3" draw:end-glue-point="4" svg:d="M18600 2917c844 0 1265 228 1265 684" svg:viewBox="0 0 1266 685">
          <text:p/>
        </draw:connector>
        <draw:connector draw:style-name="gr2" draw:text-style-name="P3" draw:layer="layout" draw:type="curve" svg:x1="21.101cm" svg:y1="4.718cm" svg:x2="21.865cm" svg:y2="5.602cm" draw:start-shape="id3" draw:start-glue-point="10" draw:end-shape="id4" draw:end-glue-point="4" svg:d="M21101 4718c510 0 764 294 764 884" svg:viewBox="0 0 765 885">
          <text:p/>
        </draw:connector>
        <draw:connector draw:style-name="gr2" draw:text-style-name="P3" draw:layer="layout" draw:type="curve" svg:x1="23.101cm" svg:y1="6.719cm" svg:x2="23.101cm" svg:y2="9.12cm" draw:start-shape="id4" draw:start-glue-point="10" draw:end-shape="id5" draw:end-glue-point="10" svg:d="M23101 6719c789 0 789 2401 0 2401" svg:viewBox="0 0 593 2402">
          <text:p/>
        </draw:connector>
        <draw:connector draw:style-name="gr2" draw:text-style-name="P3" draw:layer="layout" draw:type="curve" svg:x1="21.865cm" svg:y1="10.237cm" svg:x2="21.101cm" svg:y2="11.119cm" draw:start-shape="id5" draw:start-glue-point="8" draw:end-shape="id6" draw:end-glue-point="10" svg:d="M21865 10237c0 588-254 882-764 882" svg:viewBox="0 0 765 883">
          <text:p/>
        </draw:connector>
        <draw:connector draw:style-name="gr2" draw:text-style-name="P3" draw:layer="layout" draw:type="curve" svg:x1="19.865cm" svg:y1="12.236cm" svg:x2="18.6cm" svg:y2="12.918cm" draw:start-shape="id6" draw:start-glue-point="8" draw:end-shape="id7" draw:end-glue-point="10" svg:d="M19865 12236c0 455-421 682-1265 682" svg:viewBox="0 0 1266 683">
          <text:p/>
        </draw:connector>
        <draw:connector draw:style-name="gr2" draw:text-style-name="P3" draw:layer="layout" draw:type="curve" svg:x1="17.364cm" svg:y1="14.035cm" svg:x2="16.072cm" svg:y2="14.618cm" draw:start-shape="id7" draw:start-glue-point="8" draw:end-shape="id8" draw:end-glue-point="10" svg:d="M17364 14035c0 389-430 583-1292 583" svg:viewBox="0 0 1293 584">
          <text:p/>
        </draw:connector>
        <draw:connector draw:style-name="gr2" draw:text-style-name="P3" draw:layer="layout" draw:type="curve" draw:line-skew="-4.096cm" svg:x1="13.6cm" svg:y1="14.618cm" svg:x2="13.6cm" svg:y2="1.117cm" draw:start-shape="id8" draw:start-glue-point="6" draw:end-shape="id1" draw:end-glue-point="6" svg:d="M13600 14618c-6931 0-6931-13501 0-13501" svg:viewBox="0 0 5199 13502">
          <text:p/>
        </draw:connector>
        <draw:line draw:style-name="gr2" draw:text-style-name="P3" draw:layer="layout" svg:x1="15.2cm" svg:y1="2.234cm" svg:x2="13.2cm" svg:y2="6.8cm">
          <text:p/>
        </draw:line>
        <draw:line draw:style-name="gr2" draw:text-style-name="P3" draw:layer="layout" svg:x1="16.528cm" svg:y1="3.8cm" svg:x2="13.6cm" svg:y2="7cm">
          <text:p/>
        </draw:line>
        <draw:line draw:style-name="gr2" draw:text-style-name="P3" draw:layer="layout" svg:x1="19.029cm" svg:y1="5.6cm" svg:x2="14.072cm" svg:y2="7.6cm">
          <text:p/>
        </draw:line>
        <draw:line draw:style-name="gr2" draw:text-style-name="P3" draw:layer="layout" svg:x1="20.629cm" svg:y1="7cm" svg:x2="14.073cm" svg:y2="8cm">
          <text:p/>
        </draw:line>
        <draw:line draw:style-name="gr2" draw:text-style-name="P3" draw:layer="layout" svg:x1="20.629cm" svg:y1="9cm" svg:x2="14cm" svg:y2="8.4cm">
          <text:p/>
        </draw:line>
        <draw:line draw:style-name="gr2" draw:text-style-name="P3" draw:layer="layout" svg:x1="18.629cm" svg:y1="11.2cm" svg:x2="13.8cm" svg:y2="8.8cm">
          <text:p/>
        </draw:line>
        <draw:line draw:style-name="gr2" draw:text-style-name="P3" draw:layer="layout" svg:x1="16.4cm" svg:y1="12cm" svg:x2="13.4cm" svg:y2="9cm">
          <text:p/>
        </draw:line>
        <draw:line draw:style-name="gr2" draw:text-style-name="P3" draw:layer="layout" svg:x1="14cm" svg:y1="13.8cm" svg:x2="12.8cm" svg:y2="9.035cm">
          <text:p/>
        </draw:line>
        <draw:frame presentation:style-name="pr2" draw:text-style-name="P5" draw:layer="layout" svg:width="1.728cm" svg:height="0.8cm" svg:x="11.6cm" svg:y="4cm">
          <draw:text-box>
            <text:p text:style-name="P4"><text:span text:style-name="T2">reset</text:span></text:p>
          </draw:text-box>
        </draw:frame>
        <draw:line draw:style-name="gr2" draw:text-style-name="P3" draw:layer="layout" svg:x1="12.2cm" svg:y1="7cm" svg:x2="14cm" svg:y2="1.834cm">
          <text:p/>
        </draw:line>
        <draw:connector draw:style-name="gr2" draw:text-style-name="P3" draw:layer="layout" draw:type="curve" draw:line-skew="0cm -4.198cm" svg:x1="11.962cm" svg:y1="8.707cm" svg:x2="11.962cm" svg:y2="7.127cm" draw:start-shape="id9" draw:start-glue-point="7" draw:end-shape="id9" draw:end-glue-point="5" svg:d="M11962 8707c0 1279-1562 854-1562-789 0-1642 1562-2069 1562-791" svg:viewBox="0 0 1563 3076">
          <text:p/>
        </draw:connector>
        <draw:frame presentation:style-name="pr2" draw:text-style-name="P5" draw:layer="layout" svg:width="1.728cm" svg:height="0.8cm" svg:x="8.872cm" svg:y="7.6cm">
          <draw:text-box>
            <text:p text:style-name="P4"><text:span text:style-name="T2">reset</text:span></text:p>
          </draw:text-box>
        </draw:frame>
        <draw:line draw:style-name="gr3" draw:text-style-name="P3" draw:layer="layout" svg:x1="9.2cm" svg:y1="7.8cm" svg:x2="10.2cm" svg:y2="7.8cm">
          <text:p/>
        </draw:line>
        <draw:frame presentation:style-name="pr2" draw:text-style-name="P5" draw:layer="layout" svg:width="1.728cm" svg:height="0.8cm" svg:x="16.4cm" svg:y="0.4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5.4cm" svg:y="4.4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7.072cm" svg:y="6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8cm" svg:y="7.2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8.1cm" svg:y="8.1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6.8cm" svg:y="9.8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5.472cm" svg:y="10.8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3.2cm" svg:y="11.4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21.6cm" svg:y="10.6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23.472cm" svg:y="7.6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4.2cm" svg:y="3.6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8.672cm" svg:y="2.117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21.472cm" svg:y="4.2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9.472cm" svg:y="12.6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6.672cm" svg:y="14.4cm">
          <draw:text-box>
            <text:p text:style-name="P4"><text:span text:style-name="T2">mnt</text:span></text:p>
          </draw:text-box>
        </draw:frame>
        <draw:line draw:style-name="gr3" draw:text-style-name="P3" draw:layer="layout" svg:x1="16.9cm" svg:y1="0.6cm" svg:x2="17.7cm" svg:y2="0.6cm">
          <text:p/>
        </draw:line>
        <draw:line draw:style-name="gr3" draw:text-style-name="P3" draw:layer="layout" svg:x1="19.1cm" svg:y1="2.3cm" svg:x2="19.9cm" svg:y2="2.3cm">
          <text:p/>
        </draw:line>
        <draw:line draw:style-name="gr3" draw:text-style-name="P3" draw:layer="layout" svg:x1="16.9cm" svg:y1="0.6cm" svg:x2="17.7cm" svg:y2="0.6cm">
          <text:p/>
        </draw:line>
        <draw:frame presentation:style-name="pr2" draw:text-style-name="P5" draw:layer="layout" svg:width="1.728cm" svg:height="0.8cm" svg:x="18.672cm" svg:y="2.117cm">
          <draw:text-box>
            <text:p text:style-name="P4"><text:span text:style-name="T2">mnt</text:span></text:p>
          </draw:text-box>
        </draw:frame>
        <draw:line draw:style-name="gr4" draw:text-style-name="P3" draw:layer="layout" svg:x1="21.9cm" svg:y1="4.4cm" svg:x2="22.7cm" svg:y2="4.4cm">
          <text:p text:style-name="P1"/>
        </draw:line>
        <draw:line draw:style-name="gr4" draw:text-style-name="P3" draw:layer="layout" svg:x1="23.9cm" svg:y1="7.8cm" svg:x2="24.7cm" svg:y2="7.8cm">
          <text:p/>
        </draw:line>
        <draw:line draw:style-name="gr4" draw:text-style-name="P3" draw:layer="layout" svg:x1="22cm" svg:y1="10.8cm" svg:x2="22.8cm" svg:y2="10.8cm">
          <text:p/>
        </draw:line>
        <draw:line draw:style-name="gr4" draw:text-style-name="P3" draw:layer="layout" svg:x1="19.9cm" svg:y1="12.8cm" svg:x2="20.7cm" svg:y2="12.8cm">
          <text:p/>
        </draw:line>
        <draw:line draw:style-name="gr4" draw:text-style-name="P3" draw:layer="layout" svg:x1="17.1cm" svg:y1="14.618cm" svg:x2="17.9cm" svg:y2="14.618cm">
          <text:p/>
        </draw:line>
        <draw:connector draw:style-name="gr2" draw:text-style-name="P3" draw:layer="layout" draw:type="curve" svg:x1="18.6cm" svg:y1="12.918cm" svg:x2="18.6cm" svg:y2="12.918cm" draw:start-shape="id7" draw:start-glue-point="10" draw:end-shape="id7" svg:d="M18600 12918z" svg:viewBox="0 0 1 1">
          <text:p/>
        </draw:connector>
        <draw:frame presentation:style-name="pr2" draw:text-style-name="P5" draw:layer="layout" svg:width="1.728cm" svg:height="0.8cm" svg:x="6.6cm" svg:y="7.6cm">
          <draw:text-box>
            <text:p text:style-name="P4"><text:span text:style-name="T2">mnt</text:span></text:p>
          </draw:text-box>
        </draw:frame>
        <draw:line draw:style-name="gr3" draw:text-style-name="P3" draw:layer="layout" svg:x1="7cm" svg:y1="7.8cm" svg:x2="8cm" svg:y2="7.8cm">
          <text:p/>
        </draw:lin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0M7S</meta:editing-duration>
    <meta:editing-cycles>3</meta:editing-cycles>
    <meta:generator>LibreOffice/6.0.3.2$Linux_X86_64 LibreOffice_project/00m0$Build-2</meta:generator>
    <dc:title>DNA</dc:title>
    <dc:date>2018-08-25T17:58:35.090522201</dc:date>
    <meta:document-statistic meta:object-count="91"/>
  </office:meta>
</office:document-meta>
</file>